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author_28_s_29_">
      <style:text-properties officeooo:rsid="00101242" officeooo:paragraph-rsid="00101242"/>
    </style:style>
    <style:style style:name="P3" style:family="paragraph" style:parent-style-name="SBC_3a_paragraph" style:list-style-name="L1">
      <style:text-properties fo:color="#000000" style:font-name="Times" fo:font-size="12pt" fo:language="pt" fo:country="BR" fo:font-weight="bold" officeooo:rsid="0011b4de" officeooo:paragraph-rsid="0011b4de" style:font-name-asian="Times New Roman" style:font-size-asian="12pt" style:language-asian="pt" style:country-asian="BR" style:font-weight-asian="bold" style:font-name-complex="Times New Roman" style:font-size-complex="10pt" style:font-weight-complex="bold"/>
    </style:style>
    <style:style style:name="P4" style:family="paragraph" style:parent-style-name="SBC_3a_paragraph" style:list-style-name="L1">
      <style:text-properties fo:color="#000000" style:font-name="Times" fo:font-size="12pt" fo:language="pt" fo:country="BR" fo:font-weight="bold" officeooo:rsid="00139a60" officeooo:paragraph-rsid="00139a60" style:font-name-asian="Times New Roman" style:font-size-asian="12pt" style:language-asian="pt" style:country-asian="BR" style:font-weight-asian="bold" style:font-name-complex="Times New Roman" style:font-size-complex="10pt" style:font-weight-complex="bold"/>
    </style:style>
    <style:style style:name="P5" style:family="paragraph" style:parent-style-name="SBC_3a_paragraph" style:list-style-name="L2">
      <style:text-properties fo:font-weight="bold" officeooo:rsid="00164d15" officeooo:paragraph-rsid="00164d15" style:font-weight-asian="bold" style:font-weight-complex="bold"/>
    </style:style>
    <style:style style:name="P6" style:family="paragraph" style:parent-style-name="SBC_3a_paragraph" style:list-style-name="L2">
      <style:text-properties fo:font-weight="bold" officeooo:rsid="0016daf0" officeooo:paragraph-rsid="0016daf0" style:font-weight-asian="bold" style:font-weight-complex="bold"/>
    </style:style>
    <style:style style:name="P7" style:family="paragraph" style:parent-style-name="SBC_3a_paragraph" style:list-style-name="L2">
      <style:text-properties fo:font-weight="bold" officeooo:rsid="0017c5c5" officeooo:paragraph-rsid="0017c5c5" style:font-weight-asian="bold" style:font-weight-complex="bold"/>
    </style:style>
    <style:style style:name="P8" style:family="paragraph" style:parent-style-name="SBC_3a_paragraph">
      <style:text-properties officeooo:rsid="00191231" officeooo:paragraph-rsid="00191231"/>
    </style:style>
    <style:style style:name="P9" style:family="paragraph" style:parent-style-name="SBC_3a_paragraph">
      <style:paragraph-properties fo:margin-left="0in" fo:margin-right="0in" fo:text-indent="0in" style:auto-text-indent="false"/>
      <style:text-properties fo:color="#000000" style:font-name="Times" fo:font-size="12pt" fo:language="pt" fo:country="BR" fo:font-weight="normal" officeooo:rsid="0010acf7" officeooo:paragraph-rsid="0010acf7" style:font-name-asian="Times New Roman" style:font-size-asian="12pt" style:language-asian="pt" style:country-asian="BR" style:font-name-complex="Times New Roman" style:font-size-complex="10pt"/>
    </style:style>
    <style:style style:name="P10" style:family="paragraph" style:parent-style-name="SBC_3a_paragraph">
      <style:paragraph-properties fo:margin-left="0in" fo:margin-right="0in" fo:text-indent="0in" style:auto-text-indent="false"/>
      <style:text-properties style:use-window-font-color="true" style:font-name="Times" fo:font-size="12pt" fo:language="pt" fo:country="BR" fo:font-weight="bold" officeooo:rsid="0010acf7" officeooo:paragraph-rsid="00158e27" style:font-name-asian="Times New Roman" style:font-size-asian="12pt" style:language-asian="pt" style:country-asian="BR" style:font-name-complex="Times New Roman" style:font-size-complex="10pt"/>
    </style:style>
    <style:style style:name="P11" style:family="paragraph" style:parent-style-name="SBC_3a_paragraph" style:list-style-name="L2">
      <style:paragraph-properties fo:margin-left="0in" fo:margin-right="0in" fo:text-indent="0in" style:auto-text-indent="false"/>
      <style:text-properties style:use-window-font-color="true" style:font-name="Times" fo:font-size="12pt" fo:language="pt" fo:country="BR" fo:font-weight="bold" officeooo:rsid="0010acf7" officeooo:paragraph-rsid="0017c5c5" style:font-name-asian="Times New Roman" style:font-size-asian="12pt" style:language-asian="pt" style:country-asian="BR" style:font-weight-asian="bold" style:font-name-complex="Times New Roman" style:font-size-complex="10pt" style:font-weight-complex="bold"/>
    </style:style>
    <style:style style:name="P12" style:family="paragraph" style:parent-style-name="SBC_3a_paragraph" style:list-style-name="L2">
      <style:paragraph-properties fo:margin-left="0in" fo:margin-right="0in" fo:text-indent="0in" style:auto-text-indent="false"/>
      <style:text-properties style:use-window-font-color="true" style:font-name="Times" fo:font-size="12pt" fo:language="pt" fo:country="BR" fo:font-weight="normal" officeooo:rsid="0017c5c5" officeooo:paragraph-rsid="0017c5c5" style:font-name-asian="Times New Roman" style:font-size-asian="12pt" style:language-asian="pt" style:country-asian="BR" style:font-weight-asian="normal" style:font-name-complex="Times New Roman" style:font-size-complex="10pt" style:font-weight-complex="normal"/>
    </style:style>
    <style:style style:name="P13" style:family="paragraph" style:parent-style-name="SBC_3a_paragraph">
      <style:paragraph-properties fo:margin-left="0in" fo:margin-right="0in" fo:text-indent="0in" style:auto-text-indent="false"/>
      <style:text-properties officeooo:rsid="00158e27" officeooo:paragraph-rsid="00158e27"/>
    </style:style>
    <style:style style:name="P14" style:family="paragraph" style:parent-style-name="SBC_3a_paragraph">
      <style:paragraph-properties fo:margin-left="0in" fo:margin-right="0in" fo:text-indent="0in" style:auto-text-indent="false"/>
      <style:text-properties fo:font-variant="normal" fo:text-transform="none" style:use-window-font-color="true" style:font-name="Times" fo:font-size="13pt" fo:font-weight="bold" officeooo:rsid="0019f62d" officeooo:paragraph-rsid="0019f62d" style:font-name-asian="Times New Roman" style:font-size-asian="12pt" style:font-name-complex="Times New Roman" style:font-size-complex="10pt"/>
    </style:style>
    <style:style style:name="P15" style:family="paragraph" style:parent-style-name="SBC_3a_paragraph">
      <style:paragraph-properties fo:margin-left="0in" fo:margin-right="0in" fo:text-indent="0in" style:auto-text-indent="false"/>
      <style:text-properties fo:font-variant="normal" fo:text-transform="none" style:use-window-font-color="true" style:font-name="Times" fo:font-size="13pt" fo:font-weight="bold" officeooo:rsid="001bb114" officeooo:paragraph-rsid="001bb114" style:font-name-asian="Times New Roman" style:font-size-asian="12pt" style:font-name-complex="Times New Roman" style:font-size-complex="10pt"/>
    </style:style>
    <style:style style:name="P16" style:family="paragraph" style:parent-style-name="SBC_3a_paragraph">
      <style:paragraph-properties fo:margin-left="0in" fo:margin-right="0in" fo:text-indent="0in" style:auto-text-indent="false"/>
      <style:text-properties fo:font-variant="normal" fo:text-transform="none" style:use-window-font-color="true" style:font-name="Times" fo:font-size="13pt" fo:font-weight="normal" officeooo:rsid="001bb114" officeooo:paragraph-rsid="001bb114" style:font-name-asian="Times New Roman" style:font-size-asian="12pt" style:font-weight-asian="normal" style:font-name-complex="Times New Roman" style:font-size-complex="10pt" style:font-weight-complex="normal"/>
    </style:style>
    <style:style style:name="P17" style:family="paragraph" style:parent-style-name="SBC_3a_institution">
      <style:text-properties officeooo:paragraph-rsid="00106329"/>
    </style:style>
    <style:style style:name="P18" style:family="paragraph" style:parent-style-name="SBC_3a_title" style:master-page-name="Standard">
      <style:paragraph-properties style:page-number="auto"/>
      <style:text-properties officeooo:rsid="00101242" officeooo:paragraph-rsid="00101242"/>
    </style:style>
    <style:style style:name="P19" style:family="paragraph" style:parent-style-name="SBC_3a_title_3a_1">
      <style:text-properties officeooo:rsid="00106329" officeooo:paragraph-rsid="00106329"/>
    </style:style>
    <style:style style:name="P20" style:family="paragraph" style:parent-style-name="SBC_3a_title_3a_1">
      <style:text-properties officeooo:rsid="0010acf7" officeooo:paragraph-rsid="0010acf7"/>
    </style:style>
    <style:style style:name="P21" style:family="paragraph" style:parent-style-name="SBC_3a_title_3a_1">
      <style:text-properties officeooo:rsid="00191231"/>
    </style:style>
    <style:style style:name="P22" style:family="paragraph" style:parent-style-name="SBC_3a_title_3a_1">
      <style:text-properties officeooo:rsid="00191231" officeooo:paragraph-rsid="00191231"/>
    </style:style>
    <style:style style:name="P23" style:family="paragraph" style:parent-style-name="SBC_3a_title_3a_1">
      <style:text-properties officeooo:rsid="0019f62d" officeooo:paragraph-rsid="0019f62d"/>
    </style:style>
    <style:style style:name="P24" style:family="paragraph" style:parent-style-name="SBC_3a_email">
      <style:text-properties officeooo:paragraph-rsid="00106329"/>
    </style:style>
    <style:style style:name="P25" style:family="paragraph" style:parent-style-name="SBC_3a_paragraph_3a_first">
      <style:text-properties officeooo:rsid="00106329" officeooo:paragraph-rsid="00106329"/>
    </style:style>
    <style:style style:name="P26" style:family="paragraph" style:parent-style-name="SBC_3a_paragraph_3a_first">
      <style:text-properties style:use-window-font-color="true" style:font-name="Times" fo:font-size="12pt" fo:font-weight="bold" officeooo:rsid="0010acf7" officeooo:paragraph-rsid="0010acf7" style:font-name-asian="Times New Roman" style:font-size-asian="12pt" style:font-name-complex="Times New Roman" style:font-size-complex="10pt"/>
    </style:style>
    <style:style style:name="P27" style:family="paragraph" style:parent-style-name="SBC_3a_paragraph_3a_first">
      <style:text-properties officeooo:rsid="00191231" officeooo:paragraph-rsid="00191231"/>
    </style:style>
    <style:style style:name="P28" style:family="paragraph" style:parent-style-name="SBC_3a_paragraph_3a_first">
      <style:text-properties officeooo:paragraph-rsid="0019f62d"/>
    </style:style>
    <style:style style:name="T1" style:family="text">
      <style:text-properties style:text-position="super 58%"/>
    </style:style>
    <style:style style:name="T2" style:family="text">
      <style:text-properties style:font-name="Times2" style:font-name-asian="Times2" style:font-name-complex="Times2"/>
    </style:style>
    <style:style style:name="T3" style:family="text">
      <style:text-properties fo:font-style="italic" style:font-style-asian="italic" style:font-style-complex="italic"/>
    </style:style>
    <style:style style:name="T4" style:family="text">
      <style:text-properties officeooo:rsid="00106329"/>
    </style:style>
    <style:style style:name="T5" style:family="text">
      <style:text-properties officeooo:rsid="0010acf7"/>
    </style:style>
    <style:style style:name="T6" style:family="text">
      <style:text-properties fo:font-weight="normal" style:font-weight-asian="normal" style:font-weight-complex="normal"/>
    </style:style>
    <style:style style:name="T7" style:family="text">
      <style:text-properties fo:font-weight="normal" officeooo:rsid="00139a60" style:font-weight-asian="normal" style:font-weight-complex="normal"/>
    </style:style>
    <style:style style:name="T8" style:family="text">
      <style:text-properties fo:font-weight="normal" officeooo:rsid="0010acf7" style:font-weight-asian="normal" style:font-weight-complex="normal"/>
    </style:style>
    <style:style style:name="T9" style:family="text">
      <style:text-properties fo:font-weight="normal" officeooo:rsid="0013ca01" style:font-weight-asian="normal" style:font-weight-complex="normal"/>
    </style:style>
    <style:style style:name="T10" style:family="text">
      <style:text-properties fo:font-weight="normal" officeooo:rsid="00158e27" style:font-weight-asian="normal" style:font-weight-complex="normal"/>
    </style:style>
    <style:style style:name="T11" style:family="text">
      <style:text-properties fo:font-weight="normal" officeooo:rsid="0016daf0" style:font-weight-asian="normal" style:font-weight-complex="normal"/>
    </style:style>
    <style:style style:name="T12" style:family="text">
      <style:text-properties fo:font-weight="normal" officeooo:rsid="0017c5c5" style:font-weight-asian="normal" style:font-weight-complex="normal"/>
    </style:style>
    <style:style style:name="T13" style:family="text">
      <style:text-properties officeooo:rsid="00139a60"/>
    </style:style>
    <style:style style:name="T14" style:family="text">
      <style:text-properties officeooo:rsid="00158e27"/>
    </style:style>
    <style:style style:name="T15" style:family="text">
      <style:text-properties officeooo:rsid="0016daf0"/>
    </style:style>
    <style:style style:name="T16" style:family="text">
      <style:text-properties style:font-weight-asian="normal" style:font-weight-complex="normal"/>
    </style:style>
    <style:style style:name="T17" style:family="text">
      <style:text-properties officeooo:rsid="00191231"/>
    </style:style>
    <style:style style:name="T18" style:family="text">
      <style:text-properties fo:font-style="normal" style:font-style-asian="normal" style:font-style-complex="normal"/>
    </style:style>
    <style:style style:name="T19" style:family="text">
      <style:text-properties officeooo:rsid="0019f6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4">Documentação </text:span>Trabalho Prático 3 da Disciplina Estrutura de Dados - TW1</text:p>
      <text:p text:style-name="P2"><text:span text:style-name="T4">Samuel Assis Vieira - 2018109736</text:span></text:p>
      <text:p text:style-name="P17"><text:span text:style-name="T4">Universidade Federal de Minas Gerais (UFMG) – Belo Horizonte, MG - Brasil</text:span></text:p>
      <text:p text:style-name="P24"><text:span text:style-name="T4">samuelassis@dcc.ufmg.br</text:span></text:p>
      <text:h text:style-name="P19" text:outline-level="1">Introdução</text:h>
      <text:p text:style-name="P25">Mais uma vez Rick Sanchez propoẽ um problema para resolvermos computacionalmente. Desta vez Rick gostaria de comprimir suas mensagens de textto de forma a gastar o menos dados com o envio das mesmas. O problema se dividia em duas partes: contar as frequencias das palavras e as guardar numa Estrutura de Dados, resolvi essa parte implementando uma tabela Hash. Já a segunda parte era a compressão de dados que devia ser feita usando uma Arvore de Huffman que iria codificar cada pa<text:span text:style-name="T5">la</text:span>vra com um código binário <text:span text:style-name="T5">que correspondia a frequencia da palavra no texto. Quanto mais frequente, menor o codigo.</text:span></text:p>
      <text:h text:style-name="P20" text:outline-level="1">Implementação</text:h>
      <text:p text:style-name="P26">2.1. Primeira Parte</text:p>
      <text:p text:style-name="P9">A primeira parte consistia em contar e armazenar as palavras do texto, como dito anteriormente implementei uma tabela Hash para resolver o problema, <text:span text:style-name="T14">que implementei como um vetor de listas duplamente encadeadas, </text:span>a qual havia sido implemenada no primeiro TP da disciplina, para tratar as colisões. <text:span text:style-name="T14">Declarei o tamanho como 128 após testar alguns valores e observar a distribuição não vetor.</text:span> Criei alguns metodos na lista para busca de elementos e implementei uma função hashing. Uma descrição mais detalhada:</text:p>
      <text:list xml:id="list1141727943286543197" text:style-name="L1">
        <text:list-item>
          <text:p text:style-name="P3">Lista::incremental(): <text:span text:style-name="T8">Recebe uma palavra e vefrifica se ela está na lisat, caso esteja o contador dessa palavra é incrementado e caso a palavra não esteja na lista. A função de adicionar elemento a lista é chamada com a palavra.</text:span></text:p>
        </text:list-item>
        <text:list-item>
          <text:p text:style-name="P3">Lista::search(): <text:span text:style-name="T7">Recebe uma palavra e uma por referencia Celula, a palavra é procurada na lista e os atributos da Celula em que a palavra se encontra são copiados para a Celula que foi passada como parametro.</text:span></text:p>
        </text:list-item>
        <text:list-item>
          <text:p text:style-name="P4"><text:span text:style-name="T13">H</text:span>ashing():<text:span text:style-name="T6"> </text:span><text:span text:style-name="T9">A função recebe uma palavra e retorna uma posição </text:span><text:span text:style-name="T10">para o vetor hash. Para diminuir as colisões multipliquei cada letra da palavra por um peso.</text:span></text:p>
        </text:list-item>
      </text:list>
      <text:p text:style-name="P10"/>
      <text:p text:style-name="P10"><text:soft-page-break/>2.2. Segunda Parte</text:p>
      <text:p text:style-name="P13">A segunda parte era onde era feito a compressão e codificação dos dados a qual deveria ser feita se usando uma arvore de Huffman. Para montar a arvore implementei um <text:span text:style-name="T15">Min </text:span>Heap para facilitar a extração das menores arvores e junta-las ate formar a arvore de Huffman. <text:s/>Implementei o Heap apartir de um vetor então primeiro precisei de transferir os dados da Hash para um vetor de nós onde cada posição era uma arvore, então fui extraindo as menores arvores, as juntando e colocando novamente no vetor ate ter apenas duas arvores. Junto então as duas arvores formando assim a arvore de Huffman. Uma vez a arvore pronta a percorro e armazeno o codigo de cada palavra no Hash para facilitar o acesso do codigo. Implementei diversas funções para fazer estas operaçoes:</text:p>
      <text:list xml:id="list5296128531761321539" text:style-name="L2">
        <text:list-item>
          <text:p text:style-name="P5">n_words(): <text:s/><text:span text:style-name="T6">A função percorre o hash e retorna a quantidade de palavras na tabela. Usada para criar o vetor de arvores necessario.</text:span></text:p>
        </text:list-item>
        <text:list-item>
          <text:p text:style-name="P5">data_transfer():<text:span text:style-name="T6"> A função recebe um vetor de Nos e a tabela Hash, ela vai percorrendo a tabela e transferindo os dados para o vetor de Nos.</text:span></text:p>
        </text:list-item>
        <text:list-item>
          <text:p text:style-name="P5">ExtractMin(): <text:span text:style-name="T6">A função recebe o vetor de nos e dois nos para armazenar os minimos. Ela faz um heap a partir do vetor, extrai sua raiz e a copia para um dos nós como parametro, então retira o menor nó do vetr e repete o processo armazenando agora no segundo nó.</text:span></text:p>
        </text:list-item>
        <text:list-item>
          <text:p text:style-name="P5">Swap():<text:span text:style-name="T6"> </text:span><text:span text:style-name="T11">Procedimento que recebe dois Nos e os valores deles um pelo outro.</text:span></text:p>
        </text:list-item>
        <text:list-item>
          <text:p text:style-name="P6">CopyNode()<text:span text:style-name="T6">: A função recebe dois nos e copia os valore de um nó para o outro.</text:span></text:p>
        </text:list-item>
        <text:list-item>
          <text:p text:style-name="P6">MakeHeap():<text:span text:style-name="T6"> A função recebe como parametro um vetor de nós e percorre metade dele chamando Heapify(), que garante as propriedades do Min Heap.</text:span></text:p>
        </text:list-item>
        <text:list-item>
          <text:p text:style-name="P6">Heapify(): <text:span text:style-name="T6">Função que mantem as propriedades do Min Heap toda vez que o nó pai for maior que o nó filho é feita a troca e Heapify é chamada novamente repetindo o processo <text:s/>recursivamente até que a raiz seja o menor nó do vetor.</text:span></text:p>
        </text:list-item>
        <text:list-item>
          <text:p text:style-name="P6">MergeNode(): <text:span text:style-name="T6">A função recebe tres nós como parametro, ela soma os valores d</text:span><text:span text:style-name="T12">os dois primeiros nós e armazena no terceiro. Fazendo ainda o terceiro nó apontar para os outros dois. Criando assim uma arvore, seguindo algumas exigencias dadas na especificação.</text:span></text:p>
        </text:list-item>
        <text:list-item>
          <text:p text:style-name="P7">EncodeWords(): <text:span text:style-name="T6">A função recebe uma árvore, uma string e uma tabela hash. Ela fára a codificação das palavras, a arvore recebida tem as palavras de interesse nas folhas, a função então percorre recursivamente toda a arvore em caminhamento Pré-Ordem, adicionando ao codigo ‘1’ a cada vez que anda para a esquerda e ‘0’ para caminhamento a direita. Isso é realizado ate se chegar a uma folha da arvore que tem seu respectivo codigo associado a ela pela tabela hash que foi passada como parametro.</text:span></text:p>
          <text:p text:style-name="P11"><text:soft-page-break/><text:span text:style-name="T16">2.3. Main</text:span></text:p>
          <text:p text:style-name="P12">A função main organiza todos os procedimentos e funçoes explicitados acima. Primeiro recebe o texto como entrada do usuario, e insere cada palavra na Tabela Hash. <text:span text:style-name="T17">Em seguida Os dados da tabela são transferidos para um vetor de arvores que vai sendo reduzido ate sobrar duas arvores que são combinadas formando assim a arvore de Huffman. A arvore é então percorrida e os codigos armazenados. Em seguida o programa lê do usuario uma entrada para retornar a contagem de uma palavra ou o codigo de uma palavra. </text:span></text:p>
        </text:list-item>
      </text:list>
      <text:h text:style-name="P22" text:outline-level="1">Instruções de compilação e execução</text:h>
      <text:p text:style-name="P27">Foi criado um Makefile para facilitar a compilação do programa. Todo o código foi feito em C++ e é compilado na versão 11 da linguagem. O codigo foi desenvolvido e testado numa maquina com processador Intel Core 2 Duo, 4GB RAM e SO Linux Mint 19.2 Cinnamon. O codigo tambem foi testado nos Laboratorios do DCC com sistema Ubuntu.</text:p>
      <text:p text:style-name="P8">Para realizar a execução do make file e compilação do programa basta baixar o diretorio <text:span text:style-name="T3">samuel_assis </text:span><text:span text:style-name="T18">acessar o mesmo pelo terminal e então digitar o comando ‘make’, o programa será compilado e o executavel terá o nome ‘tp3’, para executa-lo basta digitar ‘./tp3’.</text:span></text:p>
      <text:h text:style-name="P21" text:outline-level="1">Analise <text:span text:style-name="T19">Complexidade</text:span></text:h>
      <text:p text:style-name="SBC_3a_paragraph_3a_first"/>
      <text:h text:style-name="P23" text:outline-level="1">Conclusão</text:h>
      <text:p text:style-name="P28"><text:span text:style-name="T19">Esse Trabalho foi sem duvidas o mais desafiador da disciplina, achei a implementação complexa, trabalhosa e o prazo insuficiente. Tive muita dificuldade em abstrair a segunda parte, a montagem da arvore. Tive que aprender de forma consistente a implementar um heap e me custou um valioso tempo não sobrando muito tempo pra me dedicar montagem da arvore. Minha arvore acabou não saindo da forma como deveria e eu não consegui achar onde tinha errado em tempo habil (creio ser na comparação de palavras na hora de juntar os nós ou no Heap ). Sendo assim a parte de retornar o codigo acabou por não funcionar pois a arvore estava montada errada e não consegui ci=olocar em pratica da foram correta minha ideia de concatenar strings para ser o codigo. Mas já não tinha mais tempo pra consertar os problemas do codigo. Não consegui concluir o trabalho mas ainda sim aprendi muitas coisas, como manipulação de arvores, manipulação de ponteiros, <text:s/>implementação de um Heap e mais sobre alocação de memória.</text:span></text:p>
      <text:p text:style-name="P14"/>
      <text:p text:style-name="P14"><text:soft-page-break/>6. Bibliografia</text:p>
      <text:p text:style-name="P16">Slides da Disciplina (Arvores; Hash)</text:p>
      <text:p text:style-name="P15"><text:a xlink:type="simple" xlink:href="http://www.cplusplus.com/" text:style-name="Internet_20_link" text:visited-style-name="Visited_20_Internet_20_Link">http://www.cplusplus.com/</text:a></text:p>
      <text:p text:style-name="P15"><text:a xlink:type="simple" xlink:href="https://www.geeksforgeeks.org/binary-heap/" text:style-name="Internet_20_link" text:visited-style-name="Visited_20_Internet_20_Link">https://www.geeksforgeeks.org/binary-heap/</text:a></text:p>
      <text:p text:style-name="P15"><text:a xlink:type="simple" xlink:href="https://www.geeksforgeeks.org/building-heap-from-array/" text:style-name="Internet_20_link" text:visited-style-name="Visited_20_Internet_20_Link">https://www.geeksforgeeks.org/building-heap-from-array/</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0-08-03T10:11:27.48</meta:creation-date>
    <dc:language>pt-BR</dc:language>
    <meta:editing-cycles>5</meta:editing-cycles>
    <meta:editing-duration>PT17M1S</meta:editing-duration>
    <dc:date>2019-12-03T16:39:43.106212124</dc:date>
    <meta:document-statistic meta:table-count="0" meta:image-count="0" meta:object-count="0" meta:page-count="4" meta:paragraph-count="36" meta:word-count="1164" meta:character-count="6876" meta:non-whitespace-character-count="5761"/>
    <meta:user-defined meta:name="Info 1"/>
    <meta:user-defined meta:name="Info 2"/>
    <meta:user-defined meta:name="Info 3"/>
    <meta:user-defined meta:name="Info 4"/>
  </office:meta>
</office:document-meta>
</file>